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bce0" officeooo:paragraph-rsid="000dbce0"/>
    </style:style>
    <style:style style:name="P2" style:family="paragraph" style:parent-style-name="Standard">
      <style:paragraph-properties fo:text-align="center" style:justify-single-word="false"/>
      <style:text-properties officeooo:rsid="000dbce0" officeooo:paragraph-rsid="000dbce0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style:font-name="CMR12" fo:font-size="12pt" officeooo:rsid="000dbce0" officeooo:paragraph-rsid="000dbce0" style:font-size-asian="12pt"/>
    </style:style>
    <style:style style:name="P5" style:family="paragraph" style:parent-style-name="Standard">
      <style:text-properties officeooo:rsid="000dbce0" officeooo:paragraph-rsid="000dbce0"/>
    </style:style>
    <style:style style:name="P6" style:family="paragraph" style:parent-style-name="Standard">
      <style:text-properties officeooo:rsid="000fd0e2" officeooo:paragraph-rsid="000fd0e2"/>
    </style:style>
    <style:style style:name="T1" style:family="text">
      <style:text-properties style:font-name="CMR12" fo:font-size="12pt" style:font-size-asian="12pt"/>
    </style:style>
    <style:style style:name="T2" style:family="text">
      <style:text-properties style:font-name="CMR12" fo:font-size="12pt" fo:font-weight="bold" style:font-size-asian="12pt" style:font-weight-asian="bold" style:font-weight-complex="bold"/>
    </style:style>
    <style:style style:name="T3" style:family="text">
      <style:text-properties style:font-name="CMSY10" fo:font-size="12pt" fo:font-weight="bold" style:font-size-asian="12pt" style:font-weight-asian="bold" style:font-weight-complex="bold"/>
    </style:style>
    <style:style style:name="T4" style:family="text">
      <style:text-properties style:font-name="CMBX12" fo:font-size="12pt" fo:font-weight="bold" style:font-size-asian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AB TAL</text:p>
      <text:p text:style-name="P1">alf={0,1} definició de sigma</text:p>
      <text:p text:style-name="P1">cad={0,1,0} definició de la cadena</text:p>
      <text:p text:style-name="P1">cad={} cadena buida</text:p>
      <text:p text:style-name="P6">lleng={{},{0,0},{0}} <text:s/>L={landa, 00 , 0}</text:p>
      <text:p text:style-name="P1"/>
      <text:p text:style-name="P4">Les llistes es representen entre claus i els seus elements estan separats per comes, per</text:p>
      <text:p text:style-name="P3"><text:span text:style-name="T1">exemple:</text:span><text:span text:style-name="T2"> list1 = </text:span><text:span text:style-name="T3">{</text:span><text:span text:style-name="T2">a, b, </text:span><text:span text:style-name="T3">{</text:span><text:span text:style-name="T2">c, d</text:span><text:span text:style-name="T3">}} </text:span><text:span text:style-name="T2">assigna a la variable </text:span><text:span text:style-name="T4">list1 </text:span><text:span text:style-name="T2">la llista amb primer element </text:span><text:span text:style-name="T4">a</text:span><text:span text:style-name="T2">,</text:span></text:p>
      <text:p text:style-name="P3"><text:span text:style-name="T2">segon element </text:span><text:span text:style-name="T4">b </text:span><text:span text:style-name="T2">i tercer la llista </text:span><text:span text:style-name="T3">{</text:span><text:span text:style-name="T2">c, d</text:span><text:span text:style-name="T3">}</text:span><text:span text:style-name="T1">. L’element i-´essim d’una llista es referencia com</text:span></text:p>
      <text:p text:style-name="P3"><text:span text:style-name="T1">nom[[i]]. Aix´ı, </text:span><text:span text:style-name="T2">list1[[3]] ´es </text:span><text:span text:style-name="T3">{</text:span><text:span text:style-name="T2">c, d</text:span><text:span text:style-name="T3">}</text:span><text:span text:style-name="T2">.</text:span><text:span text:style-name="T1"> Observeu que els elements de la llista no cal que siguen</text:span></text:p>
      <text:p text:style-name="P4">homogen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MBX12" svg:font-family="CMBX12" style:font-family-generic="roman" style:font-pitch="variable"/>
    <style:font-face style:name="CMR12" svg:font-family="CMR12" style:font-family-generic="roman" style:font-pitch="variable"/>
    <style:font-face style:name="CMSY10" svg:font-family="CMSY1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2:58:25.394000000</meta:creation-date>
    <dc:date>2016-09-28T12:47:59.715000000</dc:date>
    <meta:editing-duration>PT5M22S</meta:editing-duration>
    <meta:editing-cycles>3</meta:editing-cycles>
    <meta:generator>LibreOffice/5.1.5.2$Windows_X86_64 LibreOffice_project/7a864d8825610a8c07cfc3bc01dd4fce6a9447e5</meta:generator>
    <meta:document-statistic meta:table-count="0" meta:image-count="0" meta:object-count="0" meta:page-count="1" meta:paragraph-count="10" meta:word-count="86" meta:character-count="504" meta:non-whitespace-character-count="427"/>
  </office:meta>
</office:document-meta>
</file>